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dad 3. Casas rurales</text:p>
      <text:p text:style-name="P1"/>
      <text:p text:style-name="P1">Se desea crear una base de datos para informatizar las reservas de casas rurales por el territorio español. Guardaremos información sobre las localidades que disponen de casas rurales para alquilar. De cada localidad guardaremos su nombre y número de habitantes. También guardaremos información sobre las provincias donde se encuentran dichas localidades tal como su nombre, extensión y número de habitantes.</text:p>
      <text:p text:style-name="P1"/>
      <text:p text:style-name="P1">Sobre las casas rurales guardaremos la siguiente información: nombre, situación y si incluye desayuno. Las habitaciones de una casa rural se pueden alquilar por separado, debemos guardar por tanto información de cada habitación tal como el número de habitación, descripción y precio. Los clientes realizarán reservas de habitaciones de una determinada casa rural, pudiendo reservar una o varias habitaciones. Debemos guardar las fechas de dicha reserva. Como datos de los clientes almacenaremos su nombre, NIF, dirección y teléfono.</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8:46:47.327067121</meta:creation-date>
    <dc:date>2024-09-18T18:48:08.674778393</dc:date>
    <meta:editing-duration>PT1M21S</meta:editing-duration>
    <meta:editing-cycles>1</meta:editing-cycles>
    <meta:document-statistic meta:table-count="0" meta:image-count="0" meta:object-count="0" meta:page-count="1" meta:paragraph-count="3" meta:word-count="142" meta:character-count="966" meta:non-whitespace-character-count="827"/>
    <meta:generator>LibreOffice/7.3.7.2$Linux_X86_64 LibreOffice_project/30$Build-2</meta:generator>
  </office:meta>
</office:document-meta>
</file>